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07a5" officeooo:paragraph-rsid="001807a5"/>
    </style:style>
    <style:style style:name="P2" style:family="paragraph" style:parent-style-name="Header">
      <style:paragraph-properties fo:text-align="end" style:justify-single-word="false"/>
      <style:text-properties officeooo:rsid="001807a5" officeooo:paragraph-rsid="001942ad"/>
    </style:style>
    <style:style style:name="P3" style:family="paragraph" style:parent-style-name="Standard">
      <style:text-properties officeooo:rsid="001942ad" officeooo:paragraph-rsid="001942ad"/>
    </style:style>
    <style:style style:name="P4" style:family="paragraph" style:parent-style-name="Standard">
      <style:text-properties officeooo:rsid="001942ad" officeooo:paragraph-rsid="0019f177"/>
    </style:style>
    <style:style style:name="P5" style:family="paragraph" style:parent-style-name="Standard">
      <style:text-properties officeooo:rsid="001942ad" officeooo:paragraph-rsid="001a476c"/>
    </style:style>
    <style:style style:name="P6" style:family="paragraph" style:parent-style-name="Standard">
      <style:text-properties officeooo:rsid="001ec1c8" officeooo:paragraph-rsid="001c39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42ad"/>
    </style:style>
    <style:style style:name="T3" style:family="text">
      <style:text-properties officeooo:rsid="0019f177"/>
    </style:style>
    <style:style style:name="T4" style:family="text">
      <style:text-properties officeooo:rsid="001f8cc6"/>
    </style:style>
    <style:style style:name="T5" style:family="text">
      <style:text-properties officeooo:rsid="001dd6b1"/>
    </style:style>
    <style:style style:name="T6" style:family="text">
      <style:text-properties officeooo:rsid="001e8e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verall, I feel this assessment has been completed satisfactorily. The program completes, to the best of my knowledge, all <text:s/>required functionality outlined in the guidelines. The program is able to calculat<text:span text:style-name="T3">e</text:span> distance vector tables <text:span text:style-name="T3">for all nodes in a network and it can </text:span>recalculate the<text:span text:style-name="T3">se routes, whenever </text:span>changes to links <text:span text:style-name="T3">occur. There is also the option to turn on and off the </text:span>use <text:span text:style-name="T3">of</text:span> split horizon. <text:s/>The routing code can be imported as a library, providing functions which can be used to write scripts. This is the case for the two example programs I have included. There is also the option to run the application, which provides a text based environment <text:span text:style-name="T6">and</text:span> allows the user to update the network in real time and see the effects. The code appears to work correctly with no known bugs or issues. </text:p>
      <text:p text:style-name="P3"/>
      <text:p text:style-name="P3">Admittedly there is still room for improvement. For this assignment, I focused on demonstrating my understanding of network systems and routing, instead of normal software practices like testing and error handling. <text:span text:style-name="T3">While </text:span>the application never crashes, <text:span text:style-name="T3">it only gives a basic error message through the use of try catch blocks</text:span>. <text:span text:style-name="T3">T</text:span>his <text:span text:style-name="T3">error messaging <text:s/>is </text:span>not ideal, especially for <text:span text:style-name="T3">any </text:span>novice users of the system. <text:span text:style-name="T3">In the future, I imagine this would be better implemented, perhaps even offering the user potential “fixes” to their errors. Aside from that, </text:span>I also feel extensive testing should be carried out <text:span text:style-name="T3">on this application. All testing was done on the fly and never formalised. I am sure there must be</text:span> weird corner cases <text:span text:style-name="T3">that could prove to be a problem</text:span>. With my own ad lib testing, I could not find any <text:span text:style-name="T3">issue but</text:span> that is definitely not to say there <text:span text:style-name="T3">might not be </text:span>ones. Finally, I think a GUI could be made for this program, perhaps alongside a network map <text:span text:style-name="T3">displaying the network dynamically, for when new nodes are added or links are broken. Again, I focused on the logic and “internals” of the system rather than the aesthetics. I do still think the application is quiet usable as command prompt tool.</text:span></text:p>
      <text:p text:style-name="P3"/>
      <text:p text:style-name="P6"><text:span text:style-name="T4">I have not included</text:span> an executable file. <text:span text:style-name="T4">With</text:span> <text:span text:style-name="T4">p</text:span>ython, <text:span text:style-name="T4">the</text:span> language is “interpreted” during runtime as opposed to compiled. <text:span text:style-name="T4">Converting python to .exe or similar is not easy to do and often doesn’t work. </text:span>As discussed with Prof MacKenzie, it was <text:span text:style-name="T5">decided it was</text:span> okay to just provide the python script for running <text:s/></text:p>
      <text:p text:style-name="P5"/>
      <text:p text:style-name="P3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07a5" officeooo:paragraph-rsid="001807a5"/>
    </style:style>
    <style:style style:name="MP2" style:family="paragraph" style:parent-style-name="Header">
      <style:paragraph-properties fo:text-align="end" style:justify-single-word="false"/>
      <style:text-properties officeooo:rsid="001807a5" officeooo:paragraph-rsid="001942a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942a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us Report</text:span> </text:p>
      </style:header>
      <style:footer>
        <text:p text:style-name="MP2"><text:span text:style-name="MT2">2236693B - </text:span>Conor Begley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7:55:40.085825796</meta:creation-date>
    <dc:date>2020-03-18T13:46:39.170925532</dc:date>
    <meta:editing-duration>PT22H51M40S</meta:editing-duration>
    <meta:editing-cycles>9</meta:editing-cycles>
    <meta:generator>LibreOffice/6.3.4.2$Linux_X86_64 LibreOffice_project/30$Build-2</meta:generator>
    <meta:document-statistic meta:table-count="0" meta:image-count="0" meta:object-count="0" meta:page-count="1" meta:paragraph-count="5" meta:word-count="404" meta:character-count="2342" meta:non-whitespace-character-count="1936"/>
  </office:meta>
</office:document-meta>
</file>